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Arial, sans-serif"/>
    <style:font-face style:name="Karla" svg:font-family="Karla, sans-serif"/>
    <style:font-face style:name="Lohit Devanagari1" svg:font-family="'Lohit Devanagari'"/>
    <style:font-face style:name="Open Sans" svg:font-family="'Open Sans', apple-system, BlinkMacSystemFont, 'Segoe UI', Arial, sans-serif"/>
    <style:font-face style:name="Spectral" svg:font-family="Spectral, serif"/>
    <style:font-face style:name="apple-system" svg:font-family="apple-system, BlinkMacSystemFont, 'Segoe UI', Roboto, 'Helvetica Neue', Arial, 'Noto Sans', sans-serif"/>
    <style:font-face style:name="inherit" svg:font-family="inherit"/>
    <style:font-face style:name="Ubuntu" svg:font-family="Ubuntu" style:font-pitch="variable"/>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left="0in" fo:margin-right="0in" fo:margin-top="0in" fo:margin-bottom="0in" loext:contextual-spacing="false" fo:text-indent="0in" style:auto-text-indent="false" fo:padding="0in" fo:border="none"/>
      <style:text-properties style:font-name="inherit"/>
    </style:style>
    <style:style style:name="P2" style:family="paragraph" style:parent-style-name="Standard">
      <style:paragraph-properties fo:text-align="justify" style:justify-single-word="false"/>
      <style:text-properties fo:font-variant="normal" fo:text-transform="none" fo:color="#000000" style:font-name="Spectral" fo:font-size="14pt" fo:letter-spacing="normal" fo:font-style="normal" style:text-underline-style="none" fo:font-weight="normal" officeooo:rsid="0019b73f" officeooo:paragraph-rsid="0019b73f"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variant="normal" fo:text-transform="none" fo:color="#000000" style:font-name="FreeSerif" fo:font-size="16pt" fo:letter-spacing="normal" fo:font-style="normal" style:text-underline-style="none" fo:font-weight="normal" officeooo:rsid="00176a14" officeooo:paragraph-rsid="00176a14" style:font-size-asian="16pt" style:font-weight-asian="bold" style:font-size-complex="16pt" style:font-weight-complex="bold"/>
    </style:style>
    <style:style style:name="P4" style:family="paragraph" style:parent-style-name="Standard" style:list-style-name="L1">
      <style:paragraph-properties fo:text-align="justify" style:justify-single-word="false"/>
      <style:text-properties fo:font-variant="normal" fo:text-transform="none" fo:color="#000000" style:font-name="FreeSerif" fo:font-size="16pt" fo:letter-spacing="normal" fo:font-style="normal" style:text-underline-style="none" fo:font-weight="normal" officeooo:rsid="0019b73f" officeooo:paragraph-rsid="0019b73f"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variant="normal" fo:text-transform="none" fo:color="#000000" style:font-name="FreeSerif" fo:font-size="16pt" fo:letter-spacing="normal" fo:font-style="normal" style:text-underline-style="none" fo:font-weight="normal" officeooo:rsid="0019b73f" officeooo:paragraph-rsid="0019b73f" style:font-size-asian="16pt" style:font-weight-asian="bold" style:font-size-complex="16pt" style:font-weight-complex="bold"/>
    </style:style>
    <style:style style:name="P6" style:family="paragraph" style:parent-style-name="Standard">
      <style:paragraph-properties fo:text-align="justify" style:justify-single-word="false" fo:orphans="0" fo:widows="2"/>
      <style:text-properties fo:font-variant="normal" fo:text-transform="none" fo:color="#000000" style:font-name="FreeSerif" fo:font-size="16pt" fo:letter-spacing="normal" fo:font-style="normal" fo:font-weight="bold" officeooo:paragraph-rsid="001ed48a" fo:background-color="transparent" style:font-size-asian="16pt" style:font-weight-asian="bold" style:font-size-complex="16pt" style:font-weight-complex="bold" loext:padding="0in" loext:border="none"/>
    </style:style>
    <style:style style:name="P7" style:family="paragraph" style:parent-style-name="Standard">
      <loext:graphic-properties draw:fill="solid" draw:fill-color="#ffffff" draw:opacity="100%"/>
      <style:paragraph-properties fo:text-align="justify" style:justify-single-word="false" fo:orphans="0" fo:widows="2" fo:background-color="#ffffff"/>
      <style:text-properties fo:font-variant="normal" fo:text-transform="none" fo:color="#000000" style:font-name="FreeSerif" fo:font-size="16pt" fo:letter-spacing="normal" fo:font-style="normal" fo:font-weight="bold" officeooo:paragraph-rsid="001ed48a" style:font-size-asian="16pt" style:font-size-complex="16pt"/>
    </style:style>
    <style:style style:name="P8" style:family="paragraph" style:parent-style-name="Standard">
      <style:paragraph-properties fo:text-align="justify" style:justify-single-word="false" fo:orphans="0" fo:widows="2"/>
      <style:text-properties fo:font-variant="normal" fo:text-transform="none" fo:color="#000000" style:font-name="FreeSerif" fo:font-size="16pt" fo:letter-spacing="normal" fo:font-style="normal" fo:font-weight="normal" officeooo:paragraph-rsid="001ed48a" style:font-size-asian="16pt" style:font-size-complex="16pt"/>
    </style:style>
    <style:style style:name="P9" style:family="paragraph" style:parent-style-name="Standard">
      <style:paragraph-properties fo:text-align="justify" style:justify-single-word="false" fo:orphans="0" fo:widows="2"/>
      <style:text-properties fo:font-variant="normal" fo:text-transform="none" fo:color="#000000" style:font-name="FreeSerif" fo:font-size="16pt" fo:letter-spacing="normal" fo:font-style="normal" fo:font-weight="normal" officeooo:paragraph-rsid="001ed48a" fo:background-color="transparent" style:font-size-asian="16pt" style:font-size-complex="16pt" loext:padding="0in" loext:border="none"/>
    </style:style>
    <style:style style:name="P10" style:family="paragraph" style:parent-style-name="Standard">
      <style:paragraph-properties fo:text-align="justify" style:justify-single-word="false" fo:orphans="0" fo:widows="2"/>
      <style:text-properties fo:font-variant="normal" fo:text-transform="none" fo:color="#000000" style:font-name="FreeSerif" fo:font-size="16pt" fo:letter-spacing="normal" officeooo:paragraph-rsid="001ed48a" style:font-size-asian="16pt" style:font-size-complex="16pt"/>
    </style:style>
    <style:style style:name="P11" style:family="paragraph" style:parent-style-name="Standard">
      <style:paragraph-properties fo:text-align="justify" style:justify-single-word="false"/>
      <style:text-properties fo:font-variant="normal" fo:text-transform="none" fo:color="#000000" style:font-name="inherit" fo:font-size="11.25pt" fo:letter-spacing="normal" fo:font-style="normal" style:text-underline-style="none" fo:font-weight="normal" officeooo:rsid="0019b73f" officeooo:paragraph-rsid="0019b73f" fo:background-color="transparent" style:font-size-asian="14pt" style:font-weight-asian="bold" style:font-size-complex="14pt" style:font-weight-complex="bold" loext:padding="0in" loext:border="none"/>
    </style:style>
    <style:style style:name="P12" style:family="paragraph" style:parent-style-name="Standard">
      <style:paragraph-properties fo:text-align="justify" style:justify-single-word="false"/>
      <style:text-properties fo:color="#000000" fo:font-size="14pt" officeooo:rsid="0019b73f" officeooo:paragraph-rsid="0019b73f" style:font-size-asian="14pt" style:font-size-complex="14pt"/>
    </style:style>
    <style:style style:name="P13" style:family="paragraph" style:parent-style-name="Standard">
      <style:paragraph-properties fo:text-align="justify" style:justify-single-word="false"/>
      <style:text-properties fo:color="#000000" fo:font-size="14pt" officeooo:rsid="001b78a5" officeooo:paragraph-rsid="001b78a5" style:font-size-asian="14pt" style:font-size-complex="14pt"/>
    </style:style>
    <style:style style:name="P14" style:family="paragraph" style:parent-style-name="Standard">
      <style:paragraph-properties fo:text-align="justify" style:justify-single-word="false"/>
      <style:text-properties fo:color="#000000" fo:font-size="14pt" officeooo:paragraph-rsid="0019b73f" style:font-size-asian="14pt" style:font-size-complex="14pt"/>
    </style:style>
    <style:style style:name="P15" style:family="paragraph" style:parent-style-name="Standard">
      <style:paragraph-properties fo:text-align="justify" style:justify-single-word="false"/>
      <style:text-properties fo:color="#000000" style:font-name="aakar" fo:font-size="13pt" officeooo:paragraph-rsid="0019b73f" style:font-size-asian="13pt" style:font-size-complex="13pt"/>
    </style:style>
    <style:style style:name="P16" style:family="paragraph" style:parent-style-name="Standard">
      <style:paragraph-properties fo:text-align="justify" style:justify-single-word="false"/>
      <style:text-properties fo:color="#000000" style:font-name="FreeSerif" fo:font-size="16pt" officeooo:paragraph-rsid="0019b73f" style:font-size-asian="16pt" style:font-size-complex="16pt"/>
    </style:style>
    <style:style style:name="P17" style:family="paragraph" style:parent-style-name="Standard">
      <style:paragraph-properties fo:text-align="justify" style:justify-single-word="false"/>
      <style:text-properties fo:color="#000000" style:font-name="FreeSerif" fo:font-size="16pt" officeooo:paragraph-rsid="001b78a5" style:font-size-asian="16pt" style:font-size-complex="16pt"/>
    </style:style>
    <style:style style:name="P18" style:family="paragraph" style:parent-style-name="Standard">
      <style:paragraph-properties fo:text-align="justify" style:justify-single-word="false"/>
      <style:text-properties fo:color="#000000" style:font-name="FreeSerif" fo:font-size="16pt" officeooo:rsid="0019b73f" officeooo:paragraph-rsid="0019b73f" style:font-size-asian="16pt" style:font-size-complex="16pt"/>
    </style:style>
    <style:style style:name="P19" style:family="paragraph" style:parent-style-name="Standard">
      <style:paragraph-properties fo:text-align="justify" style:justify-single-word="false"/>
      <style:text-properties officeooo:paragraph-rsid="0019b73f"/>
    </style:style>
    <style:style style:name="P20"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6a14" officeooo:paragraph-rsid="00176a14"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4a8c6" officeooo:paragraph-rsid="0024a8c6"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4a8c6" officeooo:paragraph-rsid="0024a8c6" fo:background-color="#2a6099" style:font-size-asian="20pt" style:font-weight-asian="bold" style:font-size-complex="20pt" style:font-weight-complex="bold"/>
    </style:style>
    <style:style style:name="P23" style:family="paragraph" style:parent-style-name="Standard" style:list-style-name="L8">
      <style:paragraph-properties fo:text-align="justify" style:justify-single-word="false"/>
      <style:text-properties style:font-name="FreeSerif" fo:font-size="16pt" style:text-underline-style="solid" style:text-underline-width="auto" style:text-underline-color="font-color" fo:font-weight="bold" officeooo:rsid="0024a8c6" officeooo:paragraph-rsid="0024a8c6" style:font-size-asian="16pt" style:font-weight-asian="bold" style:font-size-complex="16pt" style:font-weight-complex="bold"/>
    </style:style>
    <style:style style:name="P24" style:family="paragraph" style:parent-style-name="Standard" style:list-style-name="L6">
      <style:paragraph-properties fo:text-align="justify" style:justify-single-word="false"/>
      <style:text-properties style:font-name="FreeSerif" fo:font-size="16pt" style:text-underline-style="none" fo:font-weight="normal" officeooo:rsid="0002473d" officeooo:paragraph-rsid="00205c19" style:font-size-asian="16pt" style:font-weight-asian="normal" style:font-size-complex="16pt" style:font-weight-complex="normal"/>
    </style:style>
    <style:style style:name="P25" style:family="paragraph" style:parent-style-name="Standard" style:list-style-name="L7">
      <style:paragraph-properties fo:text-align="justify" style:justify-single-word="false"/>
      <style:text-properties style:font-name="FreeSerif" fo:font-size="16pt" style:text-underline-style="none" fo:font-weight="normal" officeooo:rsid="0002473d" officeooo:paragraph-rsid="00205c19" style:font-size-asian="16pt" style:font-weight-asian="normal" style:font-size-complex="16pt" style:font-weight-complex="normal"/>
    </style:style>
    <style:style style:name="P26" style:family="paragraph" style:parent-style-name="Standard" style:list-style-name="L8">
      <style:paragraph-properties fo:text-align="justify" style:justify-single-word="false"/>
      <style:text-properties style:font-name="FreeSerif" fo:font-size="16pt" style:text-underline-style="none" fo:font-weight="normal" officeooo:rsid="0002473d" officeooo:paragraph-rsid="00205c19" style:font-size-asian="16pt" style:font-weight-asian="normal" style:font-size-complex="16pt" style:font-weight-complex="normal"/>
    </style:style>
    <style:style style:name="P27" style:family="paragraph" style:parent-style-name="Standard">
      <style:paragraph-properties fo:text-align="justify" style:justify-single-word="false"/>
      <style:text-properties style:font-name="FreeSerif" fo:font-size="16pt" style:text-underline-style="none" fo:font-weight="normal" officeooo:rsid="0002473d" officeooo:paragraph-rsid="00205c19" style:font-size-asian="16pt" style:font-weight-asian="normal" style:font-size-complex="16pt" style:font-weight-complex="normal"/>
    </style:style>
    <style:style style:name="P28" style:family="paragraph" style:parent-style-name="Standard">
      <style:paragraph-properties fo:text-align="justify" style:justify-single-word="false"/>
      <style:text-properties style:font-name="FreeSerif" fo:font-size="16pt" style:text-underline-style="none" fo:font-weight="bold" officeooo:rsid="0002473d" officeooo:paragraph-rsid="00205c19" style:font-size-asian="16pt" style:font-weight-asian="bold" style:font-size-complex="16pt" style:font-weight-complex="bold"/>
    </style:style>
    <style:style style:name="P29" style:family="paragraph" style:parent-style-name="Standard" style:list-style-name="L3">
      <style:paragraph-properties fo:text-align="justify" style:justify-single-word="false"/>
      <style:text-properties style:font-name="FreeSerif" fo:font-size="16pt" officeooo:paragraph-rsid="00205c19" style:font-size-asian="16pt" style:font-size-complex="16pt"/>
    </style:style>
    <style:style style:name="P30" style:family="paragraph" style:parent-style-name="Standard" style:list-style-name="L7">
      <style:paragraph-properties fo:text-align="justify" style:justify-single-word="false"/>
      <style:text-properties style:font-name="FreeSerif" fo:font-size="16pt" officeooo:paragraph-rsid="00205c19" style:font-size-asian="16pt" style:font-size-complex="16pt"/>
    </style:style>
    <style:style style:name="P31" style:family="paragraph" style:parent-style-name="Standard">
      <style:paragraph-properties fo:text-align="justify" style:justify-single-word="false"/>
      <style:text-properties style:font-name="FreeSerif" fo:font-size="16pt" officeooo:paragraph-rsid="00205c19" style:font-size-asian="16pt" style:font-size-complex="16pt"/>
    </style:style>
    <style:style style:name="P32" style:family="paragraph" style:parent-style-name="Standard">
      <style:paragraph-properties fo:text-align="center" style:justify-single-word="false"/>
      <style:text-properties style:font-name="FreeSerif" fo:font-size="18pt" fo:font-style="italic" style:text-underline-style="none" fo:font-weight="bold" officeooo:rsid="00176a14" officeooo:paragraph-rsid="00176a14" style:font-size-asian="18pt" style:font-style-asian="italic" style:font-weight-asian="bold" style:font-size-complex="18pt" style:font-style-complex="italic" style:font-weight-complex="bold"/>
    </style:style>
    <style:style style:name="P33"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02473d" officeooo:paragraph-rsid="00205c19" style:font-size-asian="20pt" style:font-weight-asian="bold" style:font-size-complex="20pt" style:font-weight-complex="bold"/>
    </style:style>
    <style:style style:name="P34"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24a8c6" officeooo:paragraph-rsid="0024a8c6" style:font-size-asian="20pt" style:font-weight-asian="bold" style:font-size-complex="20pt" style:font-weight-complex="bold"/>
    </style:style>
    <style:style style:name="P35"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24a8c6" officeooo:paragraph-rsid="0024a8c6" fo:background-color="#2a6099" style:font-size-asian="20pt" style:font-weight-asian="bold" style:font-size-complex="20pt" style:font-weight-complex="bold"/>
    </style:style>
    <style:style style:name="P36" style:family="paragraph" style:parent-style-name="Standard">
      <style:paragraph-properties fo:text-align="center" style:justify-single-word="false"/>
      <style:text-properties style:font-name="Liberation Sans" fo:font-size="18pt" fo:font-style="italic" style:text-underline-style="none" fo:font-weight="bold" officeooo:rsid="0002473d" officeooo:paragraph-rsid="00205c19" style:font-size-asian="18pt" style:font-style-asian="italic" style:font-weight-asian="bold" style:font-size-complex="18pt" style:font-style-complex="italic" style:font-weight-complex="bold"/>
    </style:style>
    <style:style style:name="P37" style:family="paragraph" style:parent-style-name="Standard">
      <style:paragraph-properties fo:text-align="center" style:justify-single-word="false"/>
      <style:text-properties style:text-underline-style="solid" style:text-underline-width="auto" style:text-underline-color="font-color" fo:font-weight="bold" officeooo:rsid="0002473d" officeooo:paragraph-rsid="00205c19" style:font-weight-asian="bold" style:font-weight-complex="bold"/>
    </style:style>
    <style:style style:name="P38" style:family="paragraph" style:parent-style-name="Standard">
      <loext:graphic-properties draw:fill="solid" draw:fill-color="#ffffff" draw:opacity="100%"/>
      <style:paragraph-properties fo:text-align="center" style:justify-single-word="false" fo:background-color="#ffffff"/>
      <style:text-properties fo:color="#ff4000" style:font-name="Liberation Sans" fo:font-size="20pt" style:text-underline-style="solid" style:text-underline-width="auto" style:text-underline-color="font-color" fo:font-weight="bold" officeooo:rsid="0002473d" officeooo:paragraph-rsid="00205c19" style:font-size-asian="20pt" style:font-weight-asian="bold" style:font-size-complex="20pt" style:font-weight-complex="bold"/>
    </style:style>
    <style:style style:name="P39" style:family="paragraph" style:parent-style-name="Standard">
      <loext:graphic-properties draw:fill="solid" draw:fill-color="#ffffff" draw:opacity="100%"/>
      <style:paragraph-properties fo:line-height="150%" fo:text-align="center" style:justify-single-word="false" fo:background-color="#ffffff"/>
      <style:text-properties fo:color="#ff4000" style:font-name="Liberation Sans" fo:font-size="20pt" style:text-underline-style="none" fo:font-weight="bold" officeooo:rsid="0024a8c6" officeooo:paragraph-rsid="0024a8c6" style:font-size-asian="20pt" style:font-weight-asian="bold" style:font-size-complex="20pt" style:font-weight-complex="bold"/>
    </style:style>
    <style:style style:name="P40" style:family="paragraph" style:parent-style-name="Standard">
      <style:paragraph-properties fo:margin-left="0in" fo:margin-right="0in" fo:text-align="center" style:justify-single-word="false" fo:orphans="0" fo:widows="2" fo:text-indent="0in" style:auto-text-indent="false"/>
      <style:text-properties fo:font-variant="normal" fo:text-transform="none" fo:color="#000000" style:font-name="inherit" fo:font-size="11.25pt" fo:letter-spacing="normal" fo:font-style="normal" fo:font-weight="normal" officeooo:paragraph-rsid="001ed48a" fo:background-color="transparent" loext:padding="0in" loext:border="none"/>
    </style:style>
    <style:style style:name="P41" style:family="paragraph" style:parent-style-name="Standard">
      <style:paragraph-properties fo:margin-left="0in" fo:margin-right="0in" fo:text-align="center" style:justify-single-word="false" fo:orphans="0" fo:widows="2" fo:text-indent="0in" style:auto-text-indent="false"/>
      <style:text-properties fo:font-variant="normal" fo:text-transform="none" fo:color="#000000" style:font-name="inherit" fo:font-size="20pt" fo:letter-spacing="normal" fo:font-style="normal" style:text-underline-style="solid" style:text-underline-width="auto" style:text-underline-color="font-color" fo:font-weight="bold" officeooo:rsid="0024a8c6" officeooo:paragraph-rsid="0024a8c6" fo:background-color="transparent" style:font-size-asian="20pt" style:font-weight-asian="bold" style:font-size-complex="20pt" style:font-weight-complex="bold" loext:padding="0in" loext:border="none"/>
    </style:style>
    <style:style style:name="P42" style:family="paragraph" style:parent-style-name="Standard">
      <style:paragraph-properties fo:margin-left="0in" fo:margin-right="0in" fo:text-align="justify" style:justify-single-word="false" fo:orphans="0" fo:widows="2" fo:text-indent="0in" style:auto-text-indent="false"/>
      <style:text-properties fo:font-variant="normal" fo:text-transform="none" fo:color="#000000" style:font-name="FreeSerif" fo:font-size="16pt" fo:letter-spacing="normal" officeooo:paragraph-rsid="001ed48a" style:font-size-asian="16pt" style:font-size-complex="16pt"/>
    </style:style>
    <style:style style:name="P43" style:family="paragraph" style:parent-style-name="Standard">
      <style:paragraph-properties fo:margin-left="0in" fo:margin-right="0in" fo:text-align="center" style:justify-single-word="false" fo:orphans="0" fo:widows="2" fo:text-indent="0in" style:auto-text-indent="false"/>
      <style:text-properties fo:font-variant="normal" fo:text-transform="none" fo:color="#000000" style:font-name="FreeSerif" fo:font-size="20pt" fo:letter-spacing="normal" fo:font-style="normal" style:text-underline-style="solid" style:text-underline-width="auto" style:text-underline-color="font-color" fo:font-weight="bold" officeooo:rsid="0024a8c6" officeooo:paragraph-rsid="0024a8c6" fo:background-color="#2a6099" style:font-size-asian="20pt" style:font-weight-asian="bold" style:font-size-complex="20pt" style:font-weight-complex="bold" loext:padding="0in" loext:border="none"/>
    </style:style>
    <style:style style:name="P44" style:family="paragraph" style:parent-style-name="Standard">
      <style:paragraph-properties fo:margin-left="0in" fo:margin-right="0in" fo:text-align="center" style:justify-single-word="false" fo:orphans="0" fo:widows="2" fo:text-indent="0in" style:auto-text-indent="false"/>
      <style:text-properties fo:font-variant="normal" fo:text-transform="none" fo:color="#000000" style:font-name="FreeSerif" fo:font-size="18pt" fo:letter-spacing="normal" fo:font-style="italic" style:text-underline-style="none" fo:font-weight="bold" officeooo:paragraph-rsid="001ed48a" fo:background-color="transparent" style:font-size-asian="18pt" style:font-style-asian="italic" style:font-weight-asian="bold" style:font-size-complex="18pt" style:font-style-complex="italic" style:font-weight-complex="bold" loext:padding="0in" loext:border="none"/>
    </style:style>
    <style:style style:name="T1" style:family="text">
      <style:text-properties fo:font-variant="normal" fo:text-transform="none" fo:color="#222222" style:font-name="Spectral" fo:font-size="13.5pt" fo:letter-spacing="normal" fo:font-style="normal" style:text-underline-style="none" fo:font-weight="normal" style:font-size-asian="15.75pt" style:font-weight-asian="bold" style:font-size-complex="18pt" style:font-weight-complex="bold"/>
    </style:style>
    <style:style style:name="T2" style:family="text">
      <style:text-properties fo:font-variant="normal" fo:text-transform="none" style:font-name="Spectral" fo:letter-spacing="normal" fo:font-style="normal" style:text-underline-style="none" fo:font-weight="normal" style:font-weight-asian="bold" style:font-weight-complex="bold"/>
    </style:style>
    <style:style style:name="T3" style:family="text">
      <style:text-properties fo:font-variant="normal" fo:text-transform="none" style:font-name="Spectral" fo:letter-spacing="normal" fo:font-style="normal" style:text-underline-style="none" fo:font-weight="normal" officeooo:rsid="0019b73f" style:font-weight-asian="bold" style:font-weight-complex="bold"/>
    </style:style>
    <style:style style:name="T4" style:family="text">
      <style:text-properties fo:font-variant="normal" fo:text-transform="none" style:font-name="Spectral" fo:font-size="16pt" fo:letter-spacing="normal" fo:font-style="normal" style:text-underline-style="none" fo:font-weight="normal" style:font-size-asian="16pt" style:font-weight-asian="bold" style:font-size-complex="16pt" style:font-weight-complex="bold"/>
    </style:style>
    <style:style style:name="T5" style:family="text">
      <style:text-properties fo:font-variant="normal" fo:text-transform="none" style:font-name="Karla" fo:letter-spacing="normal" fo:font-style="normal" style:text-underline-style="none" fo:font-weight="normal" style:font-weight-asian="bold" style:font-weight-complex="bold"/>
    </style:style>
    <style:style style:name="T6" style:family="text">
      <style:text-properties fo:font-variant="normal" fo:text-transform="none" fo:letter-spacing="normal" fo:font-style="normal" style:text-underline-style="none" fo:font-weight="normal" style:font-weight-asian="bold" style:font-weight-complex="bold"/>
    </style:style>
    <style:style style:name="T7" style:family="text">
      <style:text-properties fo:font-variant="normal" fo:text-transform="none" fo:letter-spacing="normal" fo:font-style="normal" style:text-underline-style="none" fo:font-weight="normal" officeooo:rsid="0019b73f" style:font-weight-asian="bold" style:font-weight-complex="bold"/>
    </style:style>
    <style:style style:name="T8" style:family="text">
      <style:text-properties fo:font-variant="normal" fo:text-transform="none" fo:letter-spacing="normal" fo:font-style="normal" style:text-underline-style="none" fo:font-weight="normal" officeooo:rsid="001b78a5" style:font-weight-asian="bold" style:font-weight-complex="bold"/>
    </style:style>
    <style:style style:name="T9" style:family="text">
      <style:text-properties fo:font-variant="normal" fo:text-transform="none" fo:letter-spacing="normal" fo:font-style="normal" style:text-underline-style="none" fo:font-weight="bold" style:font-weight-asian="bold" style:font-weight-complex="bold"/>
    </style:style>
    <style:style style:name="T10" style:family="text">
      <style:text-properties fo:font-variant="normal" fo:text-transform="none" style:font-name="FreeSerif" fo:letter-spacing="normal" fo:font-style="normal" style:text-underline-style="none" fo:font-weight="normal" officeooo:rsid="0019b73f" style:font-weight-asian="bold" style:font-weight-complex="bold"/>
    </style:style>
    <style:style style:name="T11" style:family="text">
      <style:text-properties fo:font-variant="normal" fo:text-transform="none" style:font-name="FreeSerif" fo:letter-spacing="normal" fo:font-style="normal" style:text-underline-style="none" fo:font-weight="bold" style:font-weight-asian="bold" style:font-weight-complex="bold"/>
    </style:style>
    <style:style style:name="T12" style:family="text">
      <style:text-properties fo:font-variant="normal" fo:text-transform="none" style:font-name="FreeSerif" fo:font-size="18pt" fo:letter-spacing="normal" fo:font-style="normal" style:text-underline-style="none" fo:font-weight="bold" style:font-size-asian="18pt" style:font-weight-asian="bold" style:font-size-complex="18pt" style:font-weight-complex="bold"/>
    </style:style>
    <style:style style:name="T13" style:family="text">
      <style:text-properties fo:font-variant="normal" fo:text-transform="none" style:font-name="FreeSerif" fo:font-size="18pt" fo:letter-spacing="normal" fo:font-style="normal" style:text-underline-style="none" fo:font-weight="bold" officeooo:rsid="0019b73f" style:font-size-asian="18pt" style:font-weight-asian="bold" style:font-size-complex="18pt" style:font-weight-complex="bold"/>
    </style:style>
    <style:style style:name="T14" style:family="text">
      <style:text-properties fo:font-variant="normal" fo:text-transform="none" style:font-name="FreeSerif" fo:font-size="16pt" fo:letter-spacing="normal" fo:font-style="normal" style:text-underline-style="none" fo:font-weight="normal" style:font-size-asian="16pt" style:font-weight-asian="bold" style:font-size-complex="16pt" style:font-weight-complex="bold"/>
    </style:style>
    <style:style style:name="T15" style:family="text">
      <style:text-properties fo:font-variant="normal" fo:text-transform="none" style:font-name="FreeSerif" fo:font-size="16pt" fo:letter-spacing="normal" fo:font-style="normal" style:text-underline-style="none" fo:font-weight="normal" officeooo:rsid="0019b73f" style:font-size-asian="16pt" style:font-weight-asian="bold" style:font-size-complex="16pt" style:font-weight-complex="bold"/>
    </style:style>
    <style:style style:name="T16" style:family="text">
      <style:text-properties fo:font-variant="normal" fo:text-transform="none" style:font-name="FreeSerif" fo:font-size="16pt" fo:letter-spacing="normal" fo:font-style="normal" style:text-underline-style="none" fo:font-weight="bold" style:font-size-asian="16pt" style:font-weight-asian="bold" style:font-size-complex="16pt" style:font-weight-complex="bold"/>
    </style:style>
    <style:style style:name="T17" style:family="text">
      <style:text-properties fo:font-variant="normal" fo:text-transform="none" style:font-name="FreeSerif" fo:font-size="16pt" fo:letter-spacing="normal" fo:font-style="normal" style:text-underline-style="none" fo:font-weight="bold" officeooo:rsid="0019b73f" style:font-size-asian="16pt" style:font-weight-asian="bold" style:font-size-complex="16pt" style:font-weight-complex="bold"/>
    </style:style>
    <style:style style:name="T18" style:family="text">
      <style:text-properties fo:font-variant="normal" fo:text-transform="none" fo:font-size="18pt" fo:letter-spacing="normal" fo:font-style="normal" style:text-underline-style="none" fo:font-weight="bold" style:font-size-asian="18pt" style:font-weight-asian="bold" style:font-size-complex="18pt" style:font-weight-complex="bold"/>
    </style:style>
    <style:style style:name="T19" style:family="text">
      <style:text-properties fo:font-style="normal" fo:font-weight="normal"/>
    </style:style>
    <style:style style:name="T20" style:family="text">
      <style:text-properties fo:font-style="normal" fo:font-weight="normal" fo:background-color="transparent" loext:char-shading-value="0" loext:padding="0in" loext:border="none"/>
    </style:style>
    <style:style style:name="T21" style:family="text">
      <style:text-properties fo:font-style="normal" fo:font-weight="normal" officeooo:rsid="001d5e76" fo:background-color="transparent" loext:char-shading-value="0" loext:padding="0in" loext:border="none"/>
    </style:style>
    <style:style style:name="T22" style:family="text">
      <style:text-properties fo:font-style="normal" fo:font-weight="normal" officeooo:rsid="00263208"/>
    </style:style>
    <style:style style:name="T23" style:family="text">
      <style:text-properties fo:font-style="normal" fo:font-weight="normal" fo:background-color="#ffffff" loext:char-shading-value="0" loext:padding="0in" loext:border="none"/>
    </style:style>
    <style:style style:name="T24" style:family="text">
      <style:text-properties fo:font-style="normal" fo:font-weight="normal" officeooo:rsid="0023a475" fo:background-color="#ffffff" loext:char-shading-value="0" loext:padding="0in" loext:border="none"/>
    </style:style>
    <style:style style:name="T25" style:family="text">
      <style:text-properties fo:font-style="normal" fo:font-weight="normal" officeooo:rsid="001fc69e" style:font-weight-asian="bold" style:font-weight-complex="bold"/>
    </style:style>
    <style:style style:name="T26" style:family="text">
      <style:text-properties fo:font-style="normal" fo:font-weight="bold" officeooo:rsid="001fc69e" style:font-weight-asian="bold" style:font-weight-complex="bold"/>
    </style:style>
    <style:style style:name="T27" style:family="text">
      <style:text-properties fo:font-weight="normal" style:font-weight-asian="normal" style:font-weight-complex="normal"/>
    </style:style>
    <style:style style:name="T28" style:family="text">
      <style:text-properties style:font-name="FreeSerif" fo:font-size="16pt" fo:font-weight="bold" style:font-size-asian="16pt" style:font-size-complex="16pt"/>
    </style:style>
    <style:style style:name="T29" style:family="text">
      <style:text-properties style:font-name="FreeSerif" fo:font-size="18pt" style:font-size-asian="18pt" style:font-size-complex="18pt"/>
    </style:style>
    <style:style style:name="T30" style:family="text">
      <style:text-properties style:font-name="FreeSerif" fo:font-size="18pt" fo:font-weight="bold" style:font-size-asian="18pt" style:font-size-complex="18pt"/>
    </style:style>
    <style:style style:name="T31" style:family="text">
      <style:text-properties style:font-name="FreeSerif" fo:font-size="18pt" fo:font-weight="bold" style:font-size-asian="18pt" style:font-weight-asian="bold" style:font-size-complex="18pt" style:font-weight-complex="bold"/>
    </style:style>
    <style:style style:name="T32" style:family="text">
      <style:text-properties fo:font-size="16pt" fo:font-weight="bold" style:font-size-asian="16pt" style:font-size-complex="16pt"/>
    </style:style>
    <style:style style:name="T33" style:family="text">
      <style:text-properties fo:font-size="18pt" style:font-size-asian="18pt" style:font-size-complex="18pt"/>
    </style:style>
    <style:style style:name="T34" style:family="text">
      <style:text-properties fo:font-size="18pt" fo:font-weight="bold" style:font-size-asian="18pt" style:font-weight-asian="bold" style:font-size-complex="18pt" style:font-weight-complex="bold"/>
    </style:style>
    <style:style style:name="T35" style:family="text">
      <style:text-properties fo:font-size="18pt" fo:font-weight="bold" style:font-size-asian="18pt" style:font-size-complex="18pt"/>
    </style:style>
    <style:style style:name="T36" style:family="text">
      <style:text-properties fo:font-size="18pt" style:text-underline-style="solid" style:text-underline-width="auto" style:text-underline-color="font-color" style:font-size-asian="18pt" style:font-size-complex="18pt"/>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fo:background-color="transparent" loext:char-shading-value="0" style:font-weight-asian="bold" style:font-weight-complex="bold" loext:padding="0in" loext:border="none"/>
    </style:style>
    <style:style style:name="T40" style:family="text">
      <style:text-properties fo:font-weight="bold" officeooo:rsid="001fc69e" fo:background-color="transparent" loext:char-shading-value="0" style:font-weight-asian="bold" style:font-weight-complex="bold" loext:padding="0in" loext:border="none"/>
    </style:style>
    <style:style style:name="T41" style:family="text">
      <style:text-properties style:text-underline-style="solid" style:text-underline-width="auto" style:text-underline-color="font-color"/>
    </style:style>
    <style:style style:name="T42" style:family="text">
      <style:text-properties officeooo:rsid="001fc69e" fo:background-color="transparent" loext:char-shading-value="0" style:font-weight-asian="bold" style:font-weight-complex="bold" loext:padding="0in" loext:border="none"/>
    </style:style>
    <style:style style:name="T43" style:family="text">
      <style:text-properties style:text-underline-style="none" fo:font-weight="bold" officeooo:rsid="0019b73f" style:font-weight-asian="bold" style:font-weight-complex="bold"/>
    </style:style>
    <style:style style:name="T44" style:family="text">
      <style:text-properties style:text-underline-style="none" fo:font-weight="bold" officeooo:rsid="0002473d" style:font-weight-asian="bold" style:font-weight-complex="bold"/>
    </style:style>
    <style:style style:name="T45" style:family="text">
      <style:text-properties style:text-underline-style="none" fo:font-weight="normal" officeooo:rsid="0002473d" style:font-weight-asian="normal" style:font-weight-complex="normal"/>
    </style:style>
    <style:style style:name="T46" style:family="text">
      <style:text-properties style:text-underline-style="none" fo:font-weight="normal" officeooo:rsid="00046d83" style:font-weight-asian="normal" style:font-weight-complex="normal"/>
    </style:style>
    <style:style style:name="T47" style:family="text">
      <style:text-properties style:text-underline-style="none" fo:font-weight="normal" officeooo:rsid="00093322" style:font-weight-asian="normal" style:font-weight-complex="normal"/>
    </style:style>
    <style:style style:name="T48" style:family="text">
      <style:text-properties style:font-weight-asian="normal" style:font-weight-complex="normal"/>
    </style:style>
    <style:style style:name="T49" style:family="text">
      <style:text-properties officeooo:rsid="001fc69e" style:font-weight-asian="normal" style:font-weight-complex="normal"/>
    </style:style>
    <style:style style:name="T50" style:family="text">
      <style:text-properties officeooo:rsid="0024a8c6"/>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
      <text:p text:style-name="P39">SOCIOLOGY(203W)</text:p>
      <text:p text:style-name="P39">ASSIGNMENT(1,2,3)</text:p>
      <text:p text:style-name="P39">NAME:OMAR FARUK</text:p>
      <text:p text:style-name="P39">ROLL:2019831055</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5">Assignment-01</text:p>
      <text:p text:style-name="P34"/>
      <text:p text:style-name="P36">Development of sociology</text:p>
      <text:p text:style-name="P37"/>
      <text:p text:style-name="P27">Social and economic development as processes is inherent to a society right from its inception. However,the emergence of the concept of development is a recentone dating back to the early nineteen fifties. The post Second World War period and the period of decolonization witnessed the <text:s/>emergence and the dominance of the concept of “Development” in academic iterature. The declaration of 1960s as the Development decade by the United Nations led to a burgeoning of literature on the concept. Initially development was conceived as an exclusive economic term referring to “growth”, “increase in per capita income” etc. But soon it was felt, development cannot be thought of in a one dimensional way having economic implications. It should affect the other dimensions of the society. Since then development became a sociological lexicon. Simply speaking development came to be interpreted as a process that is for the benefit of the society and only economic growth minus societal progress cannot be termed as development. Development thus stands for improvement in quality of life and conditions of living. </text:p>
      <text:p text:style-name="P28">1. Characteristics of Development:</text:p>
      <text:p text:style-name="P27">The following are the important characteristics of development:</text:p>
      <text:list xml:id="list956406407" text:style-name="L3">
        <text:list-item>
          <text:p text:style-name="P29"><text:span text:style-name="T45"><text:s/></text:span><text:span text:style-name="T44">Development is a continuous process: </text:span><text:span text:style-name="T45">The process of development continues from the moment of inception of the society. The society </text:span><text:span text:style-name="T46">alw</text:span><text:span text:style-name="T45">ays marches forward. Sometimes the process of development is faster and under some situations it slows down. However, it witnesses no complete halting point. It is ongoing in nature.</text:span></text:p>
        </text:list-item>
        <text:list-item>
          <text:p text:style-name="P29"><text:span text:style-name="T44">Development follows a pattern: </text:span><text:span text:style-name="T45">Development occurs in an orderly manner and follows a certain sequence. Thus, primitive, medieval and modern are the different phases of development of the society. The society cannot skip one stage to reach at the other in the process of development. The pattern is always maintained.</text:span></text:p>
        </text:list-item>
        <text:list-item>
          <text:p text:style-name="P29"><text:span text:style-name="T44">Development can be evolutionary or revolutionary in nature:</text:span><text:span text:style-name="T45"> Development when occurs in a slow and gradual manner it is said to be evolutionary in character. Evolutionary development takes its natural course, time and in not very spectacular in nature. In the long run the </text:span><text:soft-page-break/><text:span text:style-name="T45">impacts of development become visible. On the other hand, revolutionary development refers to the abrupt and rapid change in the society .Revolutionary development is triggered by some factors like education, migration in large scale,introduction of policies etc. Revolutionary development is marked in a quick span and is vividly visible in nature. </text:span></text:p>
        </text:list-item>
      </text:list>
      <text:p text:style-name="P31"><text:span text:style-name="T45"/></text:p>
      <text:p text:style-name="P28">2.Perspectives on Development:</text:p>
      <text:p text:style-name="P27">Development as a concept can be discussed from various perspectives. They are:</text:p>
      <text:p text:style-name="P27"/>
      <text:list xml:id="list3867871583" text:style-name="L6">
        <text:list-item>
          <text:p text:style-name="P24">‘Development’ as a long term process of structural societal transformation.</text:p>
        </text:list-item>
        <text:list-item>
          <text:p text:style-name="P24">‘Development’ as a short-to-medium term outcome of desirable targets.</text:p>
        </text:list-item>
        <text:list-item>
          <text:p text:style-name="P24">‘Development ‘as a dominant ‘discourse’ of western modernity.</text:p>
        </text:list-item>
      </text:list>
      <text:p text:style-name="P27"/>
      <text:p text:style-name="P28">3 . Dimensions of Development:</text:p>
      <text:p text:style-name="P27">Development is always multi dimensional. Four important dimensions of development can be introduced here. They are: economic dimension, human dimension, sustainable dimension and the territorial dimension.</text:p>
      <text:list xml:id="list2260541981" text:style-name="L7">
        <text:list-item>
          <text:p text:style-name="P30"><text:span text:style-name="T44">Economic development: </text:span><text:span text:style-name="T45">Economic development is traditionally seen as the initial form of development. It has been strictly associated with the concept of economic growth determined through an increase in the per capita income. It proposes economic transformations to initiate growth and does not speak much about social transformation. However,soon it was realised that economic developmentcannot ensure true development as the benefits are cornered by a few.</text:span></text:p>
        </text:list-item>
        <text:list-item>
          <text:p text:style-name="P30"><text:span text:style-name="T44">Human development: </text:span><text:span text:style-name="T45">Human dimension of development presupposes that development should be measured in terms of the richness of human life.The concept was insisted upon by a Pakistani economist Mahbub ul Haq and Indian economist Amartya Sen in 1990 and was published by the United Nations Development Programme. To quote Haq income or growth figures cannot be the sole determinant of development. Development needs to ensure greater access to knowledge, better nutrition and health services, more secure livelihoods, security against crime and physical violence, satisfying leisure hours, political and cultural freedoms and sense of participation in community activities to people of a society. The objective of human development lies in creating an enabling environment for people to enjoy long, healthy and creative lives. Today human development </text:span><text:soft-page-break/><text:span text:style-name="T45">approach has profoundly affected an entire generation ofpolicy-makers and development specialists aroun</text:span><text:span text:style-name="T47">d </text:span><text:span text:style-name="T45">the world.</text:span></text:p>
        </text:list-item>
        <text:list-item>
          <text:p text:style-name="P30"><text:span text:style-name="T44">Sustainable development:</text:span><text:span text:style-name="T45"> </text:span></text:p>
          <text:p text:style-name="P25">The concept of “sustainable development was first introduced by Brundtland (1987), who defined development as “sustainable” if it “meets the needs of the presentwithout compromising the ability of future generations to meet their own needs”. It contains within it two key concepts:</text:p>
        </text:list-item>
        <text:list-item>
          <text:p text:style-name="P25"><text:s/>The concept of needs in particular, the essential needs of the world's poor, to which overriding priority should be given; and</text:p>
        </text:list-item>
        <text:list-item>
          <text:p text:style-name="P25">The idea of limitations imposed by the state of technology and social organization on the </text:p>
        </text:list-item>
      </text:list>
      <text:p text:style-name="P28">4.Social development</text:p>
      <text:p text:style-name="P27"><text:s/>Social development is a process that results in the transformation of social structures to improve the capacity of a society in order to fulfill its objectives. It refers to a paradigmatic change within the social and economic structure. Social development attempts to explain the qualitative changes in the structure and framework of society, that help the society to better realize its aims and objectives. When development takes place in progressive way featuring in greater levels of efficiency, quality, productivity, complexity, comprehension, creativity, mastery, enjoyment and accomplishment and brings qualitative changes in human existence, it can be termed as social development. </text:p>
      <text:p text:style-name="P27"><text:span text:style-name="T38"><text:s/>Features of Social Development :</text:span>The International Agencies visualize social development as a progressive process of change resulting in steady improvement in social conditions. The chief features of social development include:</text:p>
      <text:list xml:id="list451334244" text:style-name="L8">
        <text:list-item>
          <text:p text:style-name="P26">Promotion of social progress and betterment of human conditions of living by according human beings a life with dignity, equality, respect, mutual responsibility and cooperation.</text:p>
        </text:list-item>
        <text:list-item>
          <text:p text:style-name="P26">People centric development where economic development is a means to achieve human development by fulfilling the basic needs of the individuals.</text:p>
        </text:list-item>
        <text:list-item>
          <text:p text:style-name="P26">Making economic policies and social policies mutually supplementary to each other to maximize development.</text:p>
        </text:list-item>
        <text:list-item>
          <text:p text:style-name="P26">Ensuring social and distributive justice and to achieve maximum sustainable human development.</text:p>
          <text:p text:style-name="P23"><text:span text:style-name="T45"/></text:p>
        </text:list-item>
      </text:list>
      <text:p text:style-name="P22">Assignment-02</text:p>
      <text:p text:style-name="P21"/>
      <text:p text:style-name="P32"><text:soft-page-break/>Scientific method of sociology</text:p>
      <text:p text:style-name="P20"/>
      <text:p text:style-name="P3">Sociologists make use of tried-and-true methods of research, such as experiments, surveys, field research, and textual analysis. But humans and their social interactions are so diverse that they can seem impossible to chart or explain. It might seem that science is about discoveries and chemical reactions or about proving ideas right or wrong rather than about exploring the nuances of human behaviour. A scientific process of research establishes parameters that help make sure results are objective and accurate. Scientific methods provide limitations and boundaries that focus a study and organize its results. . The scientific method involves developing and testing theories about the world based on empirical evidence. It is defined by its commitment to systematic observation of the empirical world and strives to be objective, critical, skeptical, and logical. It involves a series of prescribed steps that have been established over centuries of scholarship.</text:p>
      <text:p text:style-name="P3"/>
      <text:list xml:id="list3846661699" text:style-name="L1">
        <text:list-item>
          <text:p text:style-name="P4">Defining the problems</text:p>
        </text:list-item>
        <text:list-item>
          <text:p text:style-name="P4">Research Existing Sources</text:p>
        </text:list-item>
        <text:list-item>
          <text:p text:style-name="P4">formulating the hypothesis</text:p>
        </text:list-item>
        <text:list-item>
          <text:p text:style-name="P4">Selecting the research design and then collecting and analyzing data.</text:p>
        </text:list-item>
        <text:list-item>
          <text:p text:style-name="P4">Developing the conclusion</text:p>
        </text:list-item>
      </text:list>
      <text:p text:style-name="P2"/>
      <text:p text:style-name="P5"><text:span text:style-name="T37">1</text:span>.<text:span text:style-name="T37">Defining the problems</text:span>:</text:p>
      <text:p text:style-name="P16"><text:span text:style-name="T7"><text:s/></text:span>This is the first and very important step of scientific method. In this step researchers decide what they hope to investigate. Their decision depends on many things. But in most of the cases sociologists choose a topic based on a theoretical interest they may have. Many sociologists also choose a topic based on a social policy interest. Another source of inspiration for research topics is personal experience</text:p>
      <text:p text:style-name="P15"/>
      <text:p text:style-name="P18"><text:span text:style-name="T38">2</text:span>.<text:span text:style-name="T9">Research Existing Sources</text:span><text:span text:style-name="T6">:</text:span></text:p>
      <text:p text:style-name="P16"><text:span text:style-name="T7"><text:s/></text:span><text:span text:style-name="T6">The next step researchers undertake is to conduct background research through a literature review, which is a review of any existing similar or related studies. A visit to the library and a thorough online search will uncover existing research about the topic of study. This step helps researchers gain a broad understanding of work previously conducted on the topic at hand and enables them to position their own research to build on prior knowledge.</text:span></text:p>
      <text:p text:style-name="P14"><text:span text:style-name="T2"/></text:p>
      <text:p text:style-name="P18"><text:span text:style-name="T9">3.formulating the hypothesis</text:span><text:span text:style-name="T6">:</text:span></text:p>
      <text:p text:style-name="P16"><text:soft-page-break/><text:span text:style-name="T7"><text:s/></text:span><text:span text:style-name="T6">A hypothesis is an assumption about how two or more variables are related; it makes a conjectural statement about the relationship between those variables. It is an “educated guess” because it is not random but based on theory, observations, patterns of experience, or the existing literature. The hypothesis formulates this guess in the form of a testable proposition.</text:span></text:p>
      <text:p text:style-name="P14"><text:span text:style-name="T2"/></text:p>
      <text:p text:style-name="P12"><text:span text:style-name="T16">4</text:span><text:span text:style-name="T11">.</text:span><text:span text:style-name="T16">Selecting the research design and then collecting and analyzing data</text:span><text:span text:style-name="T14">:</text:span></text:p>
      <text:p text:style-name="P16"><text:span text:style-name="T7"><text:s text:c="2"/></text:span><text:span text:style-name="T6">In order to test a hypothesis and determine if it is supported, they need to find information. To gather information, researchers need to employ one of the research design. The representing part of the population is known as sample. Generally, it is selected from the population randomly. The main survey is run over the sample. So the researchers measure a certain characteristics, scale and index from the sample and start observation. It needs many experiments to verify the validity and reliability of the research result. </text:span></text:p>
      <text:p text:style-name="P14"><text:span text:style-name="T3"/></text:p>
      <text:p text:style-name="P13"><text:span text:style-name="T17">5</text:span><text:span text:style-name="T13">.</text:span><text:span text:style-name="T17">Developing the conclusion</text:span><text:span text:style-name="T15">:</text:span></text:p>
      <text:p text:style-name="P17"><text:span text:style-name="T7"><text:s text:c="2"/></text:span><text:span text:style-name="T8">The last step of scientific method is developing a conclusion.</text:span><text:span text:style-name="T7">Once the data are analyzed and researchers get their output, they determine does it support the hypothesis. If the purpose of the project has been to test or refine a particular theory, the conclusion will discuss the implications of the results for this theory. If the primary purpose has been to test or advance social policy, the conclusion will discuss the implications of the results for policy making relevant to the project’s subject matter. Thus, the scientific method helps to get meaningful findings from sociological researches in a systematic and organized way</text:span></text:p>
      <text:p text:style-name="P17"><text:span text:style-name="T7"/></text:p>
      <text:p text:style-name="P17"><text:span text:style-name="T7"/></text:p>
      <text:p text:style-name="P17"><text:span text:style-name="T7"/></text:p>
      <text:p text:style-name="P43">Assignment-03</text:p>
      <text:p text:style-name="P41"/>
      <text:p text:style-name="P44">Culture</text:p>
      <text:p text:style-name="P40"/>
      <text:p text:style-name="P42"><text:span text:style-name="T20">Culture is a word that we often come across. We are all part of a culture, we are often intrigued by other cultures, and culture is an integral determinant of who we are as individuals .</text:span><text:span text:style-name="T21">C</text:span><text:span text:style-name="T19">ulture is the unique characteristics of a group of people. Culture is made up of many elements, some more obvious than others. Culture is the clothes we wear, the language we speak, the food we eat. Culture is our customs, our beliefs, and our values. It is part and parcel of our religious beliefs, superstitions, philosophy, and mythology .</text:span><text:span text:style-name="T22">A</text:span><text:span text:style-name="T23"> culture </text:span><text:soft-page-break/><text:span text:style-name="T23">represents the beliefs and practices of a group, while society represents the people who share those beliefs and practices .Material culture is a term related to the physical creations made, used, or shared by the members of a certain society. It is society’s buffer against the environment. The components of material culture are all the creations (objects) of the humankind and mind, for example, cars, faucets, computers, trees, and minerals, just to mention but a few .Nonmaterial culture, in contrast, consists of the ideas,</text:span><text:span text:style-name="T24">values,</text:span><text:span text:style-name="T23">attitudes, and beliefs of a society.</text:span><text:span text:style-name="T20"> In 18th and 19th century Europe, the term “culture” was equated with civilization and considered a unique aspect of Western society. Remnants of that colonial definition of culture can be seen today in the idea of “high culture”. During the Romantic Era, culture became equated with nationalism and gave rise to the idea of multiple national cultures. Today, social scientists understand culture as a society’s norms, values, and beliefs; as well as its objects and symbols, and the meaning given to those objects and symbols.When the terms culture and society first acquired their current meanings, most people in the world worked and lived in small groups in the same locale. In today's world of 6 billion people, these terms have lost some of their usefulness because increasing numbers of people interact and share resources globally. Still, people tend to use culture and society in a more traditional sense: for example, being a part of a “racial culture” within the larger “U.S. society.” Humans are social creatures. Since the dawn of Homo sapiens nearly 250,000 years ago, people have grouped together into communities in order to survive. Living together, people form common habits and behaviours—from specific methods of childrearing to preferred techniques for obtaining food. In modern-day Paris, many people shop daily at outdoor markets to pick up what they need for their evening meal, buying cheese, meat, and vegetables from different specialty stalls. In the Canada, the majority of people shop once a week at supermarkets, filling large carts to the brim. The Parisian Roland Barthes disdainfully referred to this as “the hasty stocking up” of a “more mechanical civilization” (Barthes 1977). Almost every human behaviour, from shopping to marriage to expressions of feelings, is learned.</text:span><text:bookmark text:name="jsc_c_bd"/></text:p>
      <text:p text:style-name="P6"><draw:frame draw:style-name="fr1" draw:name="Frame1" text:anchor-type="char" svg:width="0.0161in" draw:z-index="0"><draw:text-box fo:min-height="0.0161in"><text:h text:style-name="P1" text:outline-level="4">sent Today at 11:42 PM</text:h></draw:text-box></draw:frame><text:span text:style-name="T36">A culture contains:</text:span> </text:p>
      <text:p text:style-name="P6"/>
      <text:p text:style-name="P7"><text:span text:style-name="T42">Education:</text:span><text:span text:style-name="T27">Education also play important role in building a cultural society. Education is the basic need of human. Without education humanity is not possible, therefore almost all the cultures gives importance to education and they possess only education for their success.</text:span></text:p>
      <text:p text:style-name="P10"><text:span text:style-name="T26">Family:</text:span><text:span text:style-name="T19">Family is one of the most important concept in the culture. Different cultures define family in different ways. Some says that those who </text:span><text:soft-page-break/><text:span text:style-name="T19">have a blood relation with you is your family member, other says that only your wife and kids are included in your family.</text:span><text:span text:style-name="T25">The people from rural background define family in a large sense they include all of their relatives in the family and those from urban background define family in a little narrow sense as compared to the urban background people.</text:span></text:p>
      <text:p text:style-name="P8"><text:span text:style-name="T40">Religion:</text:span><text:span text:style-name="T49">Religion is the most important in cultural society. In most of the culture the religion is very respectful to all of the culture members and they also strictly obey their religion.</text:span></text:p>
      <text:p text:style-name="P9"><text:span text:style-name="T38">Customs and Traditions:</text:span> Rules of behavior enforced by the cultures ideas of right and wrong such as is customs, traditions, rules, or written laws.</text:p>
      <text:p text:style-name="P8"><text:span text:style-name="T39">Symbols:</text:span><text:span text:style-name="T48">In every culture, symbols represent the basis of it and signify a lot of things that are an integral part of this or that society..</text:span></text:p>
      <text:p text:style-name="P8"><text:span text:style-name="T39">Norms:</text:span><text:span text:style-name="T48">World cultures tend to differ greatly in their norms. As a rule, norms are divided into formal and informal ones. As for the formal norms, they are also known as mores and laws. The formal norms are related to the standards of behavior that are the most crucial in any country. A common example of informal norms includes table manners or the way we communicate with the cashier in our everyday life.</text:span></text:p>
      <text:p text:style-name="P8"><text:span text:style-name="T39">Language:</text:span><text:span text:style-name="T48">Language itself is the combination of symbols expressing ideas that enable people to think and communicate with each other, either verbally or nonverbally. Language helps us to provide a description of reality, share experiences, feelings, and knowledge with other people.</text:span></text:p>
      <text:p text:style-name="P9"><text:span text:style-name="T38">Arts and Literature:</text:span> Products of human imagination made into art, music, literature, stories, and dance.</text:p>
      <text:p text:style-name="P9"><text:span text:style-name="T43">Forms of Government: </text:span><text:span text:style-name="T7">How the culture distributes power. Who keeps the order within the society, who protects them from danger, and who provides for their needs. Can fall into terms such as Democracy, Republic, or Dictatorship.</text:span></text:p>
      <text:p text:style-name="P19"><text:span text:style-name="T1"/></text:p>
      <text:p text:style-name="P1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Arial, sans-serif"/>
    <style:font-face style:name="Karla" svg:font-family="Karla, sans-serif"/>
    <style:font-face style:name="Lohit Devanagari1" svg:font-family="'Lohit Devanagari'"/>
    <style:font-face style:name="Open Sans" svg:font-family="'Open Sans', apple-system, BlinkMacSystemFont, 'Segoe UI', Arial, sans-serif"/>
    <style:font-face style:name="Spectral" svg:font-family="Spectral, serif"/>
    <style:font-face style:name="apple-system" svg:font-family="apple-system, BlinkMacSystemFont, 'Segoe UI', Roboto, 'Helvetica Neue', Arial, 'Noto Sans', sans-serif"/>
    <style:font-face style:name="inherit" svg:font-family="inherit"/>
    <style:font-face style:name="Ubuntu" svg:font-family="Ubuntu" style:font-pitch="variable"/>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7:54:55.040021136</meta:creation-date>
    <meta:generator>LibreOffice/6.4.6.2$Linux_X86_64 LibreOffice_project/40$Build-2</meta:generator>
    <dc:date>2020-12-10T02:34:42.647737099</dc:date>
    <meta:editing-duration>PT43M44S</meta:editing-duration>
    <meta:editing-cycles>4</meta:editing-cycles>
    <meta:document-statistic meta:table-count="0" meta:image-count="0" meta:object-count="0" meta:page-count="8" meta:paragraph-count="65" meta:word-count="2399" meta:character-count="15540" meta:non-whitespace-character-count="13209"/>
  </office:meta>
</office:document-meta>
</file>